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Pericles" svg:font-family="Pericles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5.9007in" fo:margin-left="-0.075in" table:align="left"/>
    </style:style>
    <style:style style:name="Table1.A" style:family="table-column">
      <style:table-column-properties style:column-width="1.3847in"/>
    </style:style>
    <style:style style:name="Table1.B" style:family="table-column">
      <style:table-column-properties style:column-width="0.3382in"/>
    </style:style>
    <style:style style:name="Table1.C" style:family="table-column">
      <style:table-column-properties style:column-width="4.1778in"/>
    </style:style>
    <style:style style:name="Table1.A1" style:family="table-cell">
      <style:table-cell-properties fo:padding-left="0.075in" fo:padding-right="0.075in" fo:padding-top="0in" fo:padding-bottom="0in" fo:border="0.0069in solid #00000a" style:writing-mode="lr-tb"/>
    </style:style>
    <style:style style:name="Table1.B2" style:family="table-cell" style:data-style-name="N0">
      <style:table-cell-properties fo:padding-left="0.075in" fo:padding-right="0.075in" fo:padding-top="0in" fo:padding-bottom="0in" fo:border="0.0069in solid #00000a" style:writing-mode="lr-tb"/>
    </style:style>
    <style:style style:name="Table1.A5" style:family="table-cell">
      <style:table-cell-properties fo:padding-left="0.075in" fo:padding-right="0.075in" fo:padding-top="0in" fo:padding-bottom="0in" fo:border-left="0.0069in solid #00000a" fo:border-right="0.0069in solid #00000a" fo:border-top="none" fo:border-bottom="0.0069in solid #00000a" style:writing-mode="lr-tb"/>
    </style:style>
    <style:style style:name="Table1.B5" style:family="table-cell" style:data-style-name="N0">
      <style:table-cell-properties fo:padding-left="0.075in" fo:padding-right="0.075in" fo:padding-top="0in" fo:padding-bottom="0in" fo:border-left="0.0069in solid #00000a" fo:border-right="0.0069in solid #00000a" fo:border-top="none" fo:border-bottom="0.0069in solid #00000a" style:writing-mode="lr-tb"/>
    </style:style>
    <style:style style:name="P1" style:family="paragraph" style:parent-style-name="Standard">
      <style:text-properties style:font-name="Pericles" fo:font-size="10pt" style:font-size-asian="10pt"/>
    </style:style>
    <style:style style:name="P2" style:family="paragraph" style:parent-style-name="Standard">
      <style:text-properties style:font-name="Pericles" fo:font-size="10pt" fo:font-weight="bold" style:font-size-asian="10pt" style:font-weight-asian="bold"/>
    </style:style>
    <style:style style:name="P3" style:family="paragraph" style:parent-style-name="Standard">
      <style:text-properties style:font-name="Pericles" fo:font-size="12pt" fo:font-weight="bold" style:font-size-asian="12pt" style:font-weight-asian="bold"/>
    </style:style>
    <style:style style:name="P4" style:family="paragraph" style:parent-style-name="Standard">
      <style:paragraph-properties fo:margin-top="0in" fo:margin-bottom="0in" fo:line-height="100%"/>
      <style:text-properties style:font-name="Pericles" fo:font-size="10pt" fo:font-weight="bold" style:font-size-asian="10pt" style:font-weight-asian="bold"/>
    </style:style>
    <style:style style:name="P5" style:family="paragraph" style:parent-style-name="Standard">
      <style:paragraph-properties fo:margin-top="0in" fo:margin-bottom="0in" fo:line-height="100%"/>
      <style:text-properties style:font-name="Pericles" fo:font-size="8pt" style:font-size-asian="8pt" style:font-size-complex="8pt"/>
    </style:style>
    <style:style style:name="P6" style:family="paragraph" style:parent-style-name="Standard">
      <style:paragraph-properties fo:margin-top="0in" fo:margin-bottom="0in" fo:line-height="100%" fo:text-align="end" style:justify-single-word="false"/>
      <style:text-properties style:font-name="Pericles" fo:font-size="8pt" style:font-size-asian="8pt" style:font-size-complex="8pt"/>
    </style:style>
    <style:style style:name="P7" style:family="paragraph" style:parent-style-name="List_20_Paragraph">
      <style:paragraph-properties fo:margin-left="0.25in" fo:margin-right="0in" fo:margin-top="0in" fo:margin-bottom="0in" fo:line-height="100%" fo:text-indent="0in" style:auto-text-indent="false">
        <style:tab-stops/>
      </style:paragraph-properties>
      <style:text-properties style:font-name="Pericles" fo:font-size="8pt" style:font-size-asian="8pt" style:font-size-complex="8pt"/>
    </style:style>
    <style:style style:name="P8" style:family="paragraph" style:parent-style-name="Standard" style:master-page-name="MP0">
      <style:paragraph-properties style:page-number="auto" fo:break-before="page"/>
      <style:text-properties style:font-name="Pericles" fo:font-size="12pt" fo:font-weight="bold" style:font-size-asian="12pt" style:font-weight-asian="bold"/>
    </style:style>
    <style:style style:name="P9" style:family="paragraph" style:parent-style-name="List_20_Paragraph" style:list-style-name="WWNum1">
      <style:paragraph-properties fo:margin-top="0in" fo:margin-bottom="0in" fo:line-height="100%"/>
      <style:text-properties style:font-name="Pericles" fo:font-size="8pt" style:font-size-asian="8pt" style:font-size-complex="8pt"/>
    </style:style>
    <style:style style:name="T1" style:family="text">
      <style:text-properties style:font-name="Pericles" fo:font-size="10pt" style:font-size-asian="10pt"/>
    </style:style>
    <style:style style:name="T2" style:family="text">
      <style:text-properties fo:font-size="10pt" style:font-size-asian="10pt" style:font-name-complex="Calibri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lchemy</text:p>
      <text:p text:style-name="P1">Alchemy is the skill of imbuing mixtures with magical powers which are then released when the mixture is consumed, thrown, or exposed to air.</text:p>
      <text:p text:style-name="P1">Alchemy works similarly to other spell casting skills. Alchemy requires an equipped workspace and at least one hour for each potion to be created. Creating a potion requires an alchemy skill test against the difficulty level of the potion. If this roll succeeds, the potion is created and can be stored for later use.</text:p>
      <text:p text:style-name="P1">By default, all potions have expenditure(1).</text:p>
      <text:p text:style-name="P1">Like divine invocation, and spirit calling, failure or marginal success costs the alchemist skill levels. This loss represents the cost of materials and can be regained with access to a market at a rate of 25g/skill level.</text:p>
      <text:p text:style-name="P3">Exotics</text:p>
      <text:p text:style-name="P1">Exotics represent rare ingredients that are used in potion-making. They can be extracted from the corpses of rare creatures, rare plants, and certain phenomenon.</text:p>
      <text:p text:style-name="P1">Exotics are used to empower potions, giving them increased duration, or enhanced effects. Unless otherwise noted, multiple exotics can be used in a single potion and their effects stack where appropriate (sticky bonuses never stack).</text:p>
      <text:p text:style-name="P1">Effects of exotics are listed in parenthesis beside the effect they enhance.</text:p>
      <text:p text:style-name="P3">Potions in Combat</text:p>
      <text:p text:style-name="Standard"><text:span text:style-name="Default_20_Paragraph_20_Font"><text:span text:style-name="T1">In the field, alchemists carry their potions either in their packs, or in specially made potion </text:span></text:span><text:span text:style-name="Default_20_Paragraph_20_Font"><text:span text:style-name="T1">belts or bandoleers. Getting a potion from a pack takes 1d3 actions. However, a potion belt will allow a potion to be readied in </text:span></text:span><text:span text:style-name="Default_20_Paragraph_20_Font"><text:span text:style-name="T2">½</text:span></text:span><text:span text:style-name="Default_20_Paragraph_20_Font"><text:span text:style-name="T1"> action. Once readied, a potion can be consumed or thrown in </text:span></text:span><text:span text:style-name="Default_20_Paragraph_20_Font"><text:span text:style-name="T2">½</text:span></text:span><text:span text:style-name="Default_20_Paragraph_20_Font"><text:span text:style-name="T1"> action.</text:span></text:span></text:p>
      <text:p text:style-name="P3">Breaking Glass</text:p>
      <text:p text:style-name="P1">Broken potion bottles are an occupational hazard of alchemists who endure the rigors of combat and adventuring. Any time a potion-carrying character receives fall damage, or a wound, there is a 2/12 chance that one of his potions will break.</text:p>
      <text:p text:style-name="P3">Learning New Potions</text:p>
      <text:p text:style-name="P1">Alchemists can learn new potions by studying recipes, or by breaking down existing potions. Both methods require an alchemy skill test against the potion DL. Breaking down a potion consumes it, and is a difficult task, increasing the spell DL by 4.</text:p>
      <text:p text:style-name="P2">Alchemical Potion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Spell</text:p>
          </table:table-cell>
          <table:table-cell table:style-name="Table1.A1" office:value-type="string">
            <text:p text:style-name="P4">DL</text:p>
          </table:table-cell>
          <table:table-cell table:style-name="Table1.A1" office:value-type="string">
            <text:p text:style-name="P4">Effects</text:p>
          </table:table-cell>
        </table:table-row>
        <table:table-row>
          <table:table-cell table:style-name="Table1.A1" office:value-type="string">
            <text:p text:style-name="P5">Acid Vial</text:p>
          </table:table-cell>
          <table:table-cell table:style-name="Table1.B2" office:value-type="float" office:value="14">
            <text:p text:style-name="P6">14</text:p>
          </table:table-cell>
          <table:table-cell table:style-name="Table1.A1" office:value-type="string">
            <text:list xml:id="list5390715097322990451" text:style-name="WWNum1">
              <text:list-item>
                <text:p text:style-name="P9">2d8 acid damage to target (+2 damage)</text:p>
              </text:list-item>
              <text:list-item>
                <text:p text:style-name="P9">AV of armor hit is reduced by 1 (can be repaired)</text:p>
              </text:list-item>
              <text:list-item>
                <text:p text:style-name="P9"><text:soft-page-break/>Eats through metal</text:p>
              </text:list-item>
            </text:list>
          </table:table-cell>
        </table:table-row>
        <table:table-row>
          <table:table-cell table:style-name="Table1.A1" office:value-type="string">
            <text:p text:style-name="P5">Boosting Elixir</text:p>
          </table:table-cell>
          <table:table-cell table:style-name="Table1.B2" office:value-type="float" office:value="10">
            <text:p text:style-name="P6">10</text:p>
          </table:table-cell>
          <table:table-cell table:style-name="Table1.A1" office:value-type="string">
            <text:list xml:id="list36228837" text:continue-numbering="true" text:style-name="WWNum1">
              <text:list-item>
                <text:p text:style-name="P9">Increases chosen stat by 2 (+1 stat)</text:p>
              </text:list-item>
              <text:list-item>
                <text:p text:style-name="P9">Lasts 3 hours (1 day)</text:p>
              </text:list-item>
              <text:list-item>
                <text:p text:style-name="P9">Each recipe must be learned separately</text:p>
              </text:list-item>
            </text:list>
          </table:table-cell>
        </table:table-row>
        <table:table-row>
          <table:table-cell table:style-name="Table1.A1" office:value-type="string">
            <text:p text:style-name="P5">Bronze Skin</text:p>
          </table:table-cell>
          <table:table-cell table:style-name="Table1.B2" office:value-type="float" office:value="10">
            <text:p text:style-name="P6">10</text:p>
          </table:table-cell>
          <table:table-cell table:style-name="Table1.A1" office:value-type="string">
            <text:list xml:id="list36228172" text:continue-numbering="true" text:style-name="WWNum1">
              <text:list-item>
                <text:p text:style-name="P9">+1 AV for 1 hour (1 day)</text:p>
              </text:list-item>
            </text:list>
          </table:table-cell>
        </table:table-row>
        <table:table-row>
          <table:table-cell table:style-name="Table1.A5" office:value-type="string">
            <text:p text:style-name="P5">Dwarven Oil</text:p>
          </table:table-cell>
          <table:table-cell table:style-name="Table1.B5" office:value-type="float" office:value="14">
            <text:p text:style-name="P6">14</text:p>
          </table:table-cell>
          <table:table-cell table:style-name="Table1.A5" office:value-type="string">
            <text:list xml:id="list36243245" text:continue-numbering="true" text:style-name="WWNum1">
              <text:list-item>
                <text:p text:style-name="P9">Removes all wear checks on a piece of gear</text:p>
              </text:list-item>
            </text:list>
          </table:table-cell>
        </table:table-row>
        <table:table-row>
          <table:table-cell table:style-name="Table1.A1" office:value-type="string">
            <text:p text:style-name="P5">Fire Burst</text:p>
          </table:table-cell>
          <table:table-cell table:style-name="Table1.B2" office:value-type="float" office:value="14">
            <text:p text:style-name="P6">14</text:p>
          </table:table-cell>
          <table:table-cell table:style-name="Table1.A1" office:value-type="string">
            <text:list xml:id="list36238839" text:continue-numbering="true" text:style-name="WWNum1">
              <text:list-item>
                <text:p text:style-name="P9">2d6 fire blast in 1 hex radius (+2 damage)</text:p>
              </text:list-item>
              <text:list-item>
                <text:p text:style-name="P9">Ignite(3) (+1 ignite)</text:p>
              </text:list-item>
            </text:list>
            <text:p text:style-name="P7"/>
          </table:table-cell>
        </table:table-row>
        <table:table-row>
          <table:table-cell table:style-name="Table1.A1" office:value-type="string">
            <text:p text:style-name="P5">Fire Vial</text:p>
          </table:table-cell>
          <table:table-cell table:style-name="Table1.B2" office:value-type="float" office:value="14">
            <text:p text:style-name="P6">14</text:p>
          </table:table-cell>
          <table:table-cell table:style-name="Table1.A1" office:value-type="string">
            <text:list xml:id="list36233540" text:continue-numbering="true" text:style-name="WWNum1">
              <text:list-item>
                <text:p text:style-name="P9">2d8 fire damage to target (+2 damage)</text:p>
              </text:list-item>
              <text:list-item>
                <text:p text:style-name="P9">Ignite(3) (+1 ignite)</text:p>
              </text:list-item>
            </text:list>
          </table:table-cell>
        </table:table-row>
        <table:table-row>
          <table:table-cell table:style-name="Table1.A1" office:value-type="string">
            <text:p text:style-name="P5">Fly</text:p>
          </table:table-cell>
          <table:table-cell table:style-name="Table1.B2" office:value-type="float" office:value="18">
            <text:p text:style-name="P6">18</text:p>
          </table:table-cell>
          <table:table-cell table:style-name="Table1.A1" office:value-type="string">
            <text:list xml:id="list36238990" text:continue-numbering="true" text:style-name="WWNum1">
              <text:list-item>
                <text:p text:style-name="P9">Fly for 1 hour ( 3 hours)</text:p>
              </text:list-item>
            </text:list>
          </table:table-cell>
        </table:table-row>
        <table:table-row>
          <table:table-cell table:style-name="Table1.A5" office:value-type="string">
            <text:p text:style-name="P5">Freezing Vial</text:p>
          </table:table-cell>
          <table:table-cell table:style-name="Table1.A5" office:value-type="string">
            <text:p text:style-name="P6">`14</text:p>
          </table:table-cell>
          <table:table-cell table:style-name="Table1.A5" office:value-type="string">
            <text:list xml:id="list36238985" text:continue-numbering="true" text:style-name="WWNum1">
              <text:list-item>
                <text:p text:style-name="P9">Can be thrown as attack</text:p>
              </text:list-item>
              <text:list-item>
                <text:p text:style-name="P9">Attack does 2d6 damage in 1 hex radius and chill(3) (+2 damage)</text:p>
              </text:list-item>
              <text:list-item>
                <text:p text:style-name="P9">Can be used to freeze up to 7 hexes of water for 1 hour</text:p>
              </text:list-item>
            </text:list>
          </table:table-cell>
        </table:table-row>
        <table:table-row>
          <table:table-cell table:style-name="Table1.A1" office:value-type="string">
            <text:p text:style-name="P5">Gaseous Form</text:p>
          </table:table-cell>
          <table:table-cell table:style-name="Table1.B2" office:value-type="float" office:value="18">
            <text:p text:style-name="P6">18</text:p>
          </table:table-cell>
          <table:table-cell table:style-name="Table1.A1" office:value-type="string">
            <text:list xml:id="list36218561" text:continue-numbering="true" text:style-name="WWNum1">
              <text:list-item>
                <text:p text:style-name="P9">Turn into a cloud of gas for 1 hour (3 hours)</text:p>
              </text:list-item>
              <text:list-item>
                <text:p text:style-name="P9">Can pass through non-sealed portals</text:p>
              </text:list-item>
            </text:list>
          </table:table-cell>
        </table:table-row>
        <table:table-row>
          <table:table-cell table:style-name="Table1.A5" office:value-type="string">
            <text:p text:style-name="P5">Grease</text:p>
          </table:table-cell>
          <table:table-cell table:style-name="Table1.B5" office:value-type="float" office:value="8">
            <text:p text:style-name="P6">8</text:p>
          </table:table-cell>
          <table:table-cell table:style-name="Table1.A5" office:value-type="string">
            <text:list xml:id="list36238996" text:continue-numbering="true" text:style-name="WWNum1">
              <text:list-item>
                <text:p text:style-name="P9">Used to lubricate surfaces and joints</text:p>
              </text:list-item>
              <text:list-item>
                <text:p text:style-name="P9">Makes surfaces hard to handle, save Skill or Muscle DL 12 to hold</text:p>
              </text:list-item>
              <text:list-item>
                <text:p text:style-name="P9">Makes up to 7 hexes rough ground</text:p>
              </text:list-item>
              <text:list-item>
                <text:p text:style-name="P9">Must save Skill or Reflex DL 12 or fall when you enter a hex</text:p>
              </text:list-item>
            </text:list>
          </table:table-cell>
        </table:table-row>
        <table:table-row>
          <table:table-cell table:style-name="Table1.A1" office:value-type="string">
            <text:p text:style-name="P5">Healing Elixir</text:p>
          </table:table-cell>
          <table:table-cell table:style-name="Table1.B2" office:value-type="float" office:value="14">
            <text:p text:style-name="P6">14</text:p>
          </table:table-cell>
          <table:table-cell table:style-name="Table1.A1" office:value-type="string">
            <text:list xml:id="list36229857" text:continue-numbering="true" text:style-name="WWNum1">
              <text:list-item>
                <text:p text:style-name="P9">Alchemical healing for 2d4 hit points (+2 heal)</text:p>
              </text:list-item>
            </text:list>
          </table:table-cell>
        </table:table-row>
        <table:table-row>
          <table:table-cell table:style-name="Table1.A1" office:value-type="string">
            <text:p text:style-name="P5">Invisibility</text:p>
          </table:table-cell>
          <table:table-cell table:style-name="Table1.B2" office:value-type="float" office:value="18">
            <text:p text:style-name="P6">18</text:p>
          </table:table-cell>
          <table:table-cell table:style-name="Table1.A1" office:value-type="string">
            <text:list xml:id="list36229919" text:continue-numbering="true" text:style-name="WWNum1">
              <text:list-item>
                <text:p text:style-name="P9">Turns the user invisible for 1 hour (3 hours)</text:p>
              </text:list-item>
            </text:list>
          </table:table-cell>
        </table:table-row>
        <table:table-row>
          <table:table-cell table:style-name="Table1.A1" office:value-type="string">
            <text:p text:style-name="P5">Iron Skin</text:p>
          </table:table-cell>
          <table:table-cell table:style-name="Table1.B2" office:value-type="float" office:value="14">
            <text:p text:style-name="P6">14</text:p>
          </table:table-cell>
          <table:table-cell table:style-name="Table1.A1" office:value-type="string">
            <text:list xml:id="list36235684" text:continue-numbering="true" text:style-name="WWNum1">
              <text:list-item>
                <text:p text:style-name="P9">+1 AV for 1 hour</text:p>
              </text:list-item>
              <text:list-item>
                <text:p text:style-name="P9">+1 defense for 1 hour (1 day)</text:p>
              </text:list-item>
            </text:list>
          </table:table-cell>
        </table:table-row>
        <table:table-row>
          <table:table-cell table:style-name="Table1.A5" office:value-type="string">
            <text:p text:style-name="P5">Itching Powder</text:p>
          </table:table-cell>
          <table:table-cell table:style-name="Table1.B5" office:value-type="float" office:value="13">
            <text:p text:style-name="P6">13</text:p>
          </table:table-cell>
          <table:table-cell table:style-name="Table1.A5" office:value-type="string">
            <text:list xml:id="list36215883" text:continue-numbering="true" text:style-name="WWNum1">
              <text:list-item>
                <text:p text:style-name="P9">Must be thrown on an adjacent enemy</text:p>
              </text:list-item>
              <text:list-item>
                <text:p text:style-name="P9">Save Toughness or Power DL 14 or be Dazed until a save is made or 6 rounds pass</text:p>
              </text:list-item>
            </text:list>
          </table:table-cell>
        </table:table-row>
        <table:table-row>
          <table:table-cell table:style-name="Table1.A5" office:value-type="string">
            <text:p text:style-name="P5">Love Potion</text:p>
          </table:table-cell>
          <table:table-cell table:style-name="Table1.B5" office:value-type="float" office:value="18">
            <text:p text:style-name="P6">18</text:p>
          </table:table-cell>
          <table:table-cell table:style-name="Table1.A5" office:value-type="string">
            <text:list xml:id="list36220389" text:continue-numbering="true" text:style-name="WWNum1">
              <text:list-item>
                <text:p text:style-name="P9">Victim saves Power DL 18 or becomes enamoured with the first appropriate being he sees</text:p>
              </text:list-item>
              <text:list-item>
                <text:p text:style-name="P9">Once so smitten, the victim’s love is natural and subject to fading because of the actions of the beloved</text:p>
              </text:list-item>
              <text:list-item>
                <text:p text:style-name="P9">The victim will not necessarily go against their nature because of their newfound love. That depends on the circumstances and GM’s discretion</text:p>
              </text:list-item>
              <text:list-item>
                <text:p text:style-name="P9">The victim can save each day</text:p>
              </text:list-item>
            </text:list>
          </table:table-cell>
        </table:table-row>
        <table:table-row>
          <table:table-cell table:style-name="Table1.A1" office:value-type="string">
            <text:p text:style-name="P5">Obscuring Fog</text:p>
          </table:table-cell>
          <table:table-cell table:style-name="Table1.B2" office:value-type="float" office:value="8">
            <text:p text:style-name="P6">8</text:p>
          </table:table-cell>
          <table:table-cell table:style-name="Table1.A1" office:value-type="string">
            <text:list xml:id="list36214744" text:continue-numbering="true" text:style-name="WWNum1">
              <text:list-item>
                <text:p text:style-name="P9">Makes a cloud of thick, white gas, 3 hex radius</text:p>
              </text:list-item>
              <text:list-item>
                <text:p text:style-name="P9">Vision range in the cloud is 1 hex</text:p>
              </text:list-item>
              <text:list-item>
                <text:p text:style-name="P9">Each hex a missile has to pass through gives a -2 to the to-hit roll</text:p>
              </text:list-item>
            </text:list>
          </table:table-cell>
        </table:table-row>
        <table:table-row>
          <table:table-cell table:style-name="Table1.A1" office:value-type="string">
            <text:p text:style-name="P5">Oil of Fire</text:p>
          </table:table-cell>
          <table:table-cell table:style-name="Table1.B2" office:value-type="float" office:value="10">
            <text:p text:style-name="P6">10</text:p>
          </table:table-cell>
          <table:table-cell table:style-name="Table1.A1" office:value-type="string">
            <text:list xml:id="list36236143" text:continue-numbering="true" text:style-name="WWNum1">
              <text:list-item>
                <text:p text:style-name="P9">Applied to a weapon, causes it to flame for 6 rounds (1 hour)</text:p>
              </text:list-item>
              <text:list-item>
                <text:p text:style-name="P9">Flaming weapon is +1 damage and Ignite(3)</text:p>
              </text:list-item>
              <text:list-item>
                <text:p text:style-name="P9">Produces light in 6 hex radius</text:p>
              </text:list-item>
            </text:list>
          </table:table-cell>
        </table:table-row>
        <table:table-row>
          <table:table-cell table:style-name="Table1.A5" office:value-type="string">
            <text:p text:style-name="P5">Oil of Ice</text:p>
          </table:table-cell>
          <table:table-cell table:style-name="Table1.B5" office:value-type="float" office:value="10">
            <text:p text:style-name="P6">10</text:p>
          </table:table-cell>
          <table:table-cell table:style-name="Table1.A5" office:value-type="string">
            <text:list xml:id="list36221767" text:continue-numbering="true" text:style-name="WWNum1">
              <text:list-item>
                <text:p text:style-name="P9">Applied to a weapon, causes it to frost for 6 rounds (1 hour)</text:p>
              </text:list-item>
              <text:list-item>
                <text:p text:style-name="P9">Frosted weapon is +1 damage and is Chilled for 6 rounds</text:p>
              </text:list-item>
            </text:list>
          </table:table-cell>
        </table:table-row>
        <table:table-row>
          <table:table-cell table:style-name="Table1.A5" office:value-type="string">
            <text:p text:style-name="P5">Pain Killer</text:p>
          </table:table-cell>
          <table:table-cell table:style-name="Table1.B5" office:value-type="float" office:value="14">
            <text:p text:style-name="P6">14</text:p>
          </table:table-cell>
          <table:table-cell table:style-name="Table1.A5" office:value-type="string">
            <text:list xml:id="list36237080" text:continue-numbering="true" text:style-name="WWNum1">
              <text:list-item>
                <text:p text:style-name="P9">Ignore wound effects for 1 day</text:p>
              </text:list-item>
              <text:list-item>
                <text:p text:style-name="P9">Exotics increase duration to 3 days</text:p>
              </text:list-item>
            </text:list>
          </table:table-cell>
        </table:table-row>
        <table:table-row>
          <table:table-cell table:style-name="Table1.A5" office:value-type="string">
            <text:p text:style-name="P5">Poison, Paralyzing</text:p>
          </table:table-cell>
          <table:table-cell table:style-name="Table1.B5" office:value-type="float" office:value="18">
            <text:p text:style-name="P6">18</text:p>
          </table:table-cell>
          <table:table-cell table:style-name="Table1.A5" office:value-type="string">
            <text:list xml:id="list36220939" text:continue-numbering="true" text:style-name="WWNum1">
              <text:list-item>
                <text:p text:style-name="P9">Applied to an edged, or pointed weapon</text:p>
              </text:list-item>
              <text:list-item>
                <text:p text:style-name="P9">Target saves Toughness or Power DL 18 or is paralyzed for 10 rounds (10 minutes)</text:p>
              </text:list-item>
              <text:list-item>
                <text:p text:style-name="P9">Sticky(2) (+2 sticky)</text:p>
              </text:list-item>
            </text:list>
          </table:table-cell>
        </table:table-row>
        <table:table-row>
          <table:table-cell table:style-name="Table1.A5" office:value-type="string">
            <text:p text:style-name="P5">Poison, Weak</text:p>
          </table:table-cell>
          <table:table-cell table:style-name="Table1.B5" office:value-type="float" office:value="14">
            <text:p text:style-name="P6">14</text:p>
          </table:table-cell>
          <table:table-cell table:style-name="Table1.A5" office:value-type="string">
            <text:list xml:id="list36226229" text:continue-numbering="true" text:style-name="WWNum1">
              <text:list-item>
                <text:p text:style-name="P9">Applied to an edged, or pointed weapon</text:p>
              </text:list-item>
              <text:list-item>
                <text:p text:style-name="P9">If weapon pierces skin, an additional 1d4 damage is done</text:p>
              </text:list-item>
              <text:list-item>
                <text:p text:style-name="P9">Sticky(4) (+2 sticky)</text:p>
              </text:list-item>
            </text:list>
          </table:table-cell>
        </table:table-row>
        <table:table-row>
          <table:table-cell table:style-name="Table1.A5" office:value-type="string">
            <text:p text:style-name="P5">Sharpening Soap</text:p>
          </table:table-cell>
          <table:table-cell table:style-name="Table1.B5" office:value-type="float" office:value="10">
            <text:p text:style-name="P6">10</text:p>
          </table:table-cell>
          <table:table-cell table:style-name="Table1.A5" office:value-type="string">
            <text:list xml:id="list36217384" text:continue-numbering="true" text:style-name="WWNum1">
              <text:list-item>
                <text:p text:style-name="P9">Increases a weapon’s damage by 1 point for a day (1 week)</text:p>
              </text:list-item>
            </text:list>
          </table:table-cell>
        </table:table-row>
        <table:table-row>
          <table:table-cell table:style-name="Table1.A1" office:value-type="string">
            <text:p text:style-name="P5">Smelling Salts</text:p>
          </table:table-cell>
          <table:table-cell table:style-name="Table1.B2" office:value-type="float" office:value="8">
            <text:p text:style-name="P6">8</text:p>
          </table:table-cell>
          <table:table-cell table:style-name="Table1.A1" office:value-type="string">
            <text:list xml:id="list36213163" text:continue-numbering="true" text:style-name="WWNum1">
              <text:list-item>
                <text:p text:style-name="P9">Removes daze and stun statuses from one adjacent ally</text:p>
              </text:list-item>
            </text:list>
          </table:table-cell>
        </table:table-row>
        <table:table-row>
          <table:table-cell table:style-name="Table1.A1" office:value-type="string">
            <text:p text:style-name="P5">Soothing Ointment</text:p>
          </table:table-cell>
          <table:table-cell table:style-name="Table1.B2" office:value-type="float" office:value="8">
            <text:p text:style-name="P6">8</text:p>
          </table:table-cell>
          <table:table-cell table:style-name="Table1.A1" office:value-type="string">
            <text:list xml:id="list36232444" text:continue-numbering="true" text:style-name="WWNum1">
              <text:list-item>
                <text:p text:style-name="P9">Removes bleed and ignite statuses from user</text:p>
              </text:list-item>
            </text:list>
          </table:table-cell>
        </table:table-row>
        <table:table-row>
          <table:table-cell table:style-name="Table1.A1" office:value-type="string">
            <text:p text:style-name="P5">Spider Climb</text:p>
          </table:table-cell>
          <table:table-cell table:style-name="Table1.B2" office:value-type="float" office:value="13">
            <text:p text:style-name="P6">13</text:p>
          </table:table-cell>
          <table:table-cell table:style-name="Table1.A1" office:value-type="string">
            <text:list xml:id="list36231478" text:continue-numbering="true" text:style-name="WWNum1">
              <text:list-item>
                <text:p text:style-name="P9">You can cling to walls, sheer surfaces, and even ceilings</text:p>
              </text:list-item>
              <text:list-item>
                <text:p text:style-name="P9"><text:soft-page-break/>Lasts 10 minutes (1 hour)</text:p>
              </text:list-item>
            </text:list>
          </table:table-cell>
        </table:table-row>
        <table:table-row>
          <table:table-cell table:style-name="Table1.A1" office:value-type="string">
            <text:p text:style-name="P5">Water Breathing</text:p>
          </table:table-cell>
          <table:table-cell table:style-name="Table1.B2" office:value-type="float" office:value="18">
            <text:p text:style-name="P6">18</text:p>
          </table:table-cell>
          <table:table-cell table:style-name="Table1.A1" office:value-type="string">
            <text:list xml:id="list36243193" text:continue-numbering="true" text:style-name="WWNum1">
              <text:list-item>
                <text:p text:style-name="P9">Allows the user to breathe underwater for 1 hour (3 hours)</text:p>
              </text:list-item>
            </text:list>
          </table:table-cell>
        </table:table-row>
        <table:table-row>
          <table:table-cell table:style-name="Table1.A1" office:value-type="string">
            <text:p text:style-name="P5">Water Walking</text:p>
          </table:table-cell>
          <table:table-cell table:style-name="Table1.B2" office:value-type="float" office:value="13">
            <text:p text:style-name="P6">13</text:p>
          </table:table-cell>
          <table:table-cell table:style-name="Table1.A1" office:value-type="string">
            <text:list xml:id="list36216719" text:continue-numbering="true" text:style-name="WWNum1">
              <text:list-item>
                <text:p text:style-name="P9">Allows the user to walk on water for 1 hour</text:p>
              </text:list-item>
            </text:list>
          </table:table-cell>
        </table:table-row>
      </table:table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Pericles" svg:font-family="Pericles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style:text-underline-style="none" fo:font-weight="normal" style:letter-kerning="tru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fo:line-height="107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SimSun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5%" fo:orphans="2" fo:widows="2"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Microsoft YaHei" style:font-size-asian="14pt" style:font-name-complex="Arial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Arial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ize="12pt" fo:font-style="italic" style:font-size-asian="12pt" style:font-style-asian="italic" style:font-name-complex="Arial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Arial" fo:hyphenate="false" fo:hyphenation-remain-char-count="0" fo:hyphenation-push-char-count="0"/>
    </style:style>
    <style:style style:name="List_20_Paragraph" style:display-name="List Paragraph" style:family="paragraph" style:parent-style-name="Standard">
      <style:paragraph-properties fo:margin-left="0.5in" fo:margin-right="0in" fo:line-height="107%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dc:title/>
    <meta:initial-creator>Christopher Magoun</meta:initial-creator>
    <dc:creator>Chris Magoun</dc:creator>
    <meta:creation-date>2017-06-19T01:27:00Z</meta:creation-date>
    <dc:date>2017-08-12T16:04:21.04</dc:date>
    <meta:editing-cycles>16</meta:editing-cycles>
    <meta:editing-duration>PT1H5M17S</meta:editing-duration>
    <meta:document-statistic meta:table-count="1" meta:image-count="0" meta:object-count="0" meta:page-count="3" meta:paragraph-count="128" meta:word-count="969" meta:character-count="499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